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talenia projektowe – Kontroler</text:p>
      <text:p text:style-name="P3"/>
      <text:p text:style-name="P1">Osoba odpowiedzialna:</text:p>
      <text:p text:style-name="P1">TJ (sigrond)</text:p>
      <text:p text:style-name="P1"/>
      <text:p text:style-name="P1">Środowisko:</text:p>
      <text:p text:style-name="P1">C++11 + sockets + pthread / thread z C++11</text:p>
      <text:p text:style-name="P1"/>
      <text:p text:style-name="P1">Założenia:</text:p>
      <text:list xml:id="list8871883968489471370" text:style-name="L1">
        <text:list-item>
          <text:p text:style-name="P2">Kontroler powinien zostać uruchomiony zanim użytkownik zacznie wprowadzać polecenia do GUI (lub innymi słowy: zanim widok zacznie wysyłać zapytania).</text:p>
        </text:list-item>
        <text:list-item>
          <text:p text:style-name="P2">Kontroler po uruchomieniu tworzy gniazdo (socket) w nowym wątku (lub wątkach – fork server) i nasłuchuje na porcie. Po nawiązaniu połączenia może obsługiwać polecenia (data):</text:p>
          <text:list>
            <text:list-item>
              <text:p text:style-name="P2">Wprowadzanie lub modyfikowanie danych i ustawień.</text:p>
            </text:list-item>
            <text:list-item>
              <text:p text:style-name="P2">Uruchomienie obliczeń (algorytm ewolucyjny w modelu).</text:p>
            </text:list-item>
            <text:list-item>
              <text:p text:style-name="P2">Zwracanie stanu obliczeń lub wyniku.</text:p>
            </text:list-item>
            <text:list-item>
              <text:p text:style-name="P2">Zatrzymywanie obliczeń</text:p>
            </text:list-item>
          </text:list>
        </text:list-item>
        <text:list-item>
          <text:p text:style-name="P2">Kontroler przekazuje dane i ustawienia do modelu, oraz pobiera z niego stan i wyniki.</text:p>
        </text:list-item>
        <text:list-item>
          <text:p text:style-name="P2">Kontroler zażądza życiem modelu, uruchamia go w osobnym wątku (lub wątkach). Może też zażądzić zatrzymywanie wątków modelu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z Jakubczyk</meta:initial-creator>
    <meta:creation-date>2015-11-07T18:24:43.49</meta:creation-date>
    <meta:document-statistic meta:table-count="0" meta:image-count="0" meta:object-count="0" meta:page-count="1" meta:paragraph-count="14" meta:word-count="121" meta:character-count="835"/>
    <dc:date>2015-11-07T19:34:38.03</dc:date>
    <dc:creator>Tomasz Jakubczyk</dc:creator>
    <meta:editing-duration>PT8M48S</meta:editing-duration>
    <meta:editing-cycles>1</meta:editing-cycles>
    <meta:generator>OpenOffice/4.1.1$Win32 OpenOffice.org_project/411m6$Build-9775</meta:generator>
  </office:meta>
</office:document-meta>
</file>